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imes New Roman" svg:font-family="'Times New Roman'"/>
    <style:font-face style:name="Times New Roman,Italic" svg:font-family="'Times New Roman,Italic'"/>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Times New Roman,Italic" fo:font-size="12pt"/>
    </style:style>
    <style:style style:name="P2" style:family="paragraph" style:parent-style-name="Text_20_body">
      <style:text-properties style:font-name="Times New Roman" fo:font-size="16pt"/>
    </style:style>
    <style:style style:name="P3" style:family="paragraph" style:parent-style-name="Text_20_body">
      <style:text-properties style:font-name="Times New Roman" fo:font-size="12pt"/>
    </style:style>
    <style:style style:name="P4" style:family="paragraph" style:parent-style-name="Text_20_body" style:list-style-name="L1">
      <style:text-properties style:font-name="Times New Roman" fo:font-size="12pt"/>
    </style:style>
    <style:style style:name="P5" style:family="paragraph" style:parent-style-name="Text_20_body">
      <style:text-properties fo:color="#0000ff" style:font-name="Times New Roman" fo:font-size="12pt"/>
    </style:style>
    <style:style style:name="P6" style:family="paragraph" style:parent-style-name="Text_20_body" style:list-style-name="L1">
      <style:text-properties fo:color="#0000ff" style:font-name="Times New Roman" fo:font-size="12pt"/>
    </style:style>
    <style:style style:name="P7" style:family="paragraph" style:parent-style-name="Text_20_body">
      <style:text-properties style:font-name="Courier New" fo:font-size="12pt"/>
    </style:style>
    <style:style style:name="P8" style:family="paragraph" style:parent-style-name="Preformatted_20_Text">
      <style:text-properties fo:color="#0000ff" style:font-name="Courier New" fo:font-size="12pt"/>
    </style:style>
    <style:style style:name="P9" style:family="paragraph" style:parent-style-name="Preformatted_20_Text">
      <style:paragraph-properties fo:margin-top="0in" fo:margin-bottom="0.1965in" loext:contextual-spacing="false"/>
      <style:text-properties fo:color="#0000ff" style:font-name="Courier New" fo:font-size="12pt"/>
    </style:style>
    <style:style style:name="T1" style:family="text">
      <style:text-properties fo:color="#0000ff"/>
    </style:style>
    <style:style style:name="T2" style:family="text">
      <style:text-properties fo:color="#0000ff" style:font-name="Courier New" fo:font-size="10pt"/>
    </style:style>
    <style:style style:name="T3" style:family="text">
      <style:text-properties fo:color="#0000ff" style:font-name="Times New Roman" fo:font-size="12pt"/>
    </style:style>
    <style:style style:name="T4" style:family="text">
      <style:text-properties officeooo:rsid="0008aeaf"/>
    </style:style>
    <text:list-style style:name="L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Exploring Bioinformatics: A Project-Based Approach </text:p>
      <text:p text:style-name="P2">Key for BioConcept Questions, Chapter 3 </text:p>
      <text:p text:style-name="P3">1. How is similarity between genes related to the biological concept of descent from a common ancestor? </text:p>
      <text:p text:style-name="P5">If an ancestral species has a particular nucleotide sequence for a particular gene, then its descendants evolve and change over time as mutations occur. These mutations alter the nucleotide sequence differently in different populations, but because mutations are infrequent, they should all have sequences recognizably similar to the original sequence. At some future time, the ancestral species may no longer exist, but the modern species will have similar genes because their genes had the same origin. </text:p>
      <text:p text:style-name="Text_20_body"><text:span text:style-name="T3"/></text:p>
      <text:p text:style-name="P3"><text:span text:style-name="T4">2</text:span>. The influenza virus mutates so rapidly that you would likely be able to identify at least a couple of mutations over the length of the complete virus genome even if you sequenced two viruses from two different patients within the same influenza outbreak. What do you think might be some considerations in deciding whether two viruses with different genome sequences actually represent two different strains? </text:p>
      <text:p text:style-name="P5">It might be necessary to align a number of viruses all known to be from the same outbreak and compare them with a number of isolates known to be of a different type in order to establish some threshold of differences that would be defined as sufficient to designate a new strain. It also might matter where those differences occur (in parts of the genome critical functional regions vs. more dispensable areas, for exampl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imes New Roman" svg:font-family="'Times New Roman'"/>
    <style:font-face style:name="Times New Roman,Italic" svg:font-family="'Times New Roman,Italic'"/>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00:43:39.025945000</meta:creation-date>
    <dc:date>2017-09-28T00:48:38.486617000</dc:date>
    <meta:editing-duration>PT5M3S</meta:editing-duration>
    <meta:editing-cycles>4</meta:editing-cycles>
    <meta:generator>LibreOffice/5.2.7.2$MacOSX_X86_64 LibreOffice_project/2b7f1e640c46ceb28adf43ee075a6e8b8439ed10</meta:generator>
    <meta:document-statistic meta:table-count="0" meta:image-count="0" meta:object-count="0" meta:page-count="1" meta:paragraph-count="6" meta:word-count="244" meta:character-count="1536" meta:non-whitespace-character-count="1292"/>
  </office:meta>
</office:document-meta>
</file>